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" fo:font-size="14pt" fo:font-weight="bold" officeooo:paragraph-rsid="001ddb28" fo:background-color="transparent" style:font-name-asian="Calibri" style:font-size-asian="14pt" style:font-weight-asian="bold" style:font-name-complex="Calibri" style:font-size-complex="14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" fo:font-size="14pt" fo:font-weight="bold" officeooo:rsid="001fce0a" officeooo:paragraph-rsid="001fce0a" fo:background-color="transparent" style:font-name-asian="Calibri" style:font-size-asian="14pt" style:font-weight-asian="bold" style:font-name-complex="Calibri" style:font-size-complex="14pt" style:font-weight-complex="bold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1" fo:font-size="14pt" fo:font-weight="bold" officeooo:rsid="001fce0a" officeooo:paragraph-rsid="001fce0a" fo:background-color="transparent" style:font-name-asian="Calibri" style:font-size-asian="14pt" style:font-weight-asian="bold" style:font-name-complex="Calibri" style:font-size-complex="14pt" style:font-weight-complex="bold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 Light1" fo:font-size="12pt" fo:font-weight="bold" officeooo:rsid="001fce0a" officeooo:paragraph-rsid="001fce0a" fo:background-color="transparent" style:font-name-asian="Calibri" style:font-size-asian="12pt" style:font-weight-asian="bold" style:font-name-complex="Calibri" style:font-size-complex="12pt" style:font-weight-complex="bold"/>
    </style:style>
    <style:style style:name="P5" style:family="paragraph" style:parent-style-name="Text_20_body">
      <style:paragraph-properties fo:margin-top="0cm" fo:margin-bottom="0.353cm" style:contextual-spacing="false" fo:line-height="115%" fo:text-align="start" style:justify-single-word="false"/>
      <style:text-properties fo:font-variant="normal" fo:text-transform="none" style:use-window-font-color="true" loext:opacity="0%" style:font-name="Calibri Light1" fo:font-size="12pt" fo:letter-spacing="normal" fo:font-style="normal" fo:font-weight="bold" officeooo:rsid="001fce0a" officeooo:paragraph-rsid="001fce0a" fo:background-color="transparent" style:font-name-asian="Calibri" style:font-size-asian="12pt" style:font-weight-asian="bold" style:font-name-complex="Calibri" style:font-size-complex="12pt" style:font-weight-complex="bold"/>
    </style:style>
    <style:style style:name="P6" style:family="paragraph" style:parent-style-name="Text_20_body">
      <style:paragraph-properties fo:margin-left="0cm" fo:margin-right="0cm" fo:margin-top="0cm" fo:margin-bottom="0.397cm" style:contextual-spacing="false" fo:orphans="2" fo:widows="2" fo:text-indent="0cm" style:auto-text-indent="false"/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style:font-name="Calibri Light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font-name="YS Text" fo:font-size="9.75pt" fo:letter-spacing="normal" fo:font-style="normal" fo:font-weight="normal"/>
    </style:style>
    <style:style style:name="T2" style:family="text">
      <style:text-properties fo:font-variant="normal" fo:text-transform="none" fo:font-size="9.75pt" fo:letter-spacing="normal" fo:font-style="normal" fo:font-weight="normal"/>
    </style:style>
    <style:style style:name="T3" style:family="text">
      <style:text-properties fo:font-variant="normal" fo:text-transform="none" style:font-name="Calibri Light1" fo:font-size="9.75pt" fo:letter-spacing="normal" fo:font-style="normal" fo:font-weight="normal"/>
    </style:style>
    <style:style style:name="T4" style:family="text">
      <style:text-properties fo:font-variant="normal" fo:text-transform="none" style:font-name="Calibri Light1" fo:letter-spacing="normal" fo:font-style="normal" fo:font-weight="normal"/>
    </style:style>
    <style:style style:name="T5" style:family="text">
      <style:text-properties fo:font-variant="normal" fo:text-transform="none" style:font-name="Calibri Light1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Calibri Light1" fo:font-size="12pt" fo:letter-spacing="normal" fo:font-style="normal" style:font-size-asian="12pt" style:font-size-complex="12pt"/>
    </style:style>
    <style:style style:name="T7" style:family="text">
      <style:text-properties fo:font-variant="normal" fo:text-transform="none" style:font-name="Calibri Light1" fo:font-size="12pt" fo:letter-spacing="normal" fo:font-style="normal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fo:font-weight="normal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дача 1.</text:p>
      <text:p text:style-name="P5">Этот фрагмент кода на языке Python определяет функцию greet, которая принимает один аргумент — имя. При вызове функции greet с переданным именем будет напечатано приветствие с этим именем.</text:p>
      <text:p text:style-name="P8"><text:span text:style-name="T7">Часть if </text:span><text:span text:style-name="Strong_20_Emphasis"><text:span text:style-name="T7">name</text:span></text:span><text:span text:style-name="T7"> == "</text:span><text:span text:style-name="Strong_20_Emphasis"><text:span text:style-name="T7">main</text:span></text:span><text:span text:style-name="T7">": проверяет, запущен ли файл как основная программа. Если это так, то программа запрашивает у пользователя его имя с помощью функции input и передаёт его в функцию greet для вывода приветствия.</text:span></text:p>
      <text:p text:style-name="P4"/>
      <text:p text:style-name="P3">Задача 2</text:p>
      <text:p text:style-name="P5">Этот фрагмент кода на языке Python определяет функцию square, которая принимает один аргумент — number. Функция возводит переданное число в квадрат и возвращает результат.</text:p>
      <text:p text:style-name="P6">Затем программа запрашивает у пользователя целое число с помощью функции input и сохраняет его в переменной num. После этого вызывается функция square с переданным числом num, и результат сохраняется в переменной result.</text:p>
      <text:p text:style-name="P7">В конце выводится сообщение, в котором говорится, что квадрат числа num равен значению result.</text:p>
      <text:p text:style-name="P4"/>
      <text:p text:style-name="P3">Задача 3</text:p>
      <text:p text:style-name="P5">Этот фрагмент кода на языке Python определяет функцию max_of_two, которая принимает два аргумента — x и y. Функция сравнивает значения этих аргументов и возвращает большее из них.</text:p>
      <text:p text:style-name="P6">Затем программа запрашивает у пользователя два целых числа с помощью функции input и сохраняет их в переменных number1 и number2. После этого вызывается функция max_of_two с переданными числами number1 и number2, и результат сохраняется в переменной result.</text:p>
      <text:p text:style-name="P9"><text:span text:style-name="T8">В конце выводится сообщение, в котором говорится, что большее число равно значению result.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S Text" svg:font-family="'YS Text', 'Helvetica Neue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2T22:40:37.919000000</dc:date>
    <meta:editing-duration>PT11M43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1" meta:word-count="213" meta:character-count="1441" meta:non-whitespace-character-count="1235"/>
  </office:meta>
</office:document-meta>
</file>